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Таблица1" style:family="table">
      <style:table-properties style:width="18.226cm" table:align="left" style:writing-mode="lr-tb"/>
    </style:style>
    <style:style style:name="Таблица1.A" style:family="table-column">
      <style:table-column-properties style:column-width="2.279cm"/>
    </style:style>
    <style:style style:name="Таблица1.B" style:family="table-column">
      <style:table-column-properties style:column-width="2.281cm"/>
    </style:style>
    <style:style style:name="Таблица1.H" style:family="table-column">
      <style:table-column-properties style:column-width="2.268cm"/>
    </style:style>
    <style:style style:name="Таблица1.1" style:family="table-row">
      <style:table-row-properties style:keep-together="true" fo:keep-together="auto"/>
    </style:style>
    <style:style style:name="Таблица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Таблица1.H1" style:family="table-cell">
      <style:table-cell-properties style:vertical-align="middle" fo:padding="0.097cm" fo:border="0.002cm solid #000000" style:writing-mode="lr-tb"/>
    </style:style>
    <style:style style:name="Таблица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B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Таблица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Таблица1.6" style:family="table-row">
      <style:table-row-properties style:min-row-height="0.45cm" style:keep-together="true" fo:keep-together="auto"/>
    </style:style>
    <style:style style:name="Table1" style:family="table">
      <style:table-properties style:width="18.226cm" table:align="left" style:writing-mode="lr-tb"/>
    </style:style>
    <style:style style:name="Table1.A" style:family="table-column">
      <style:table-column-properties style:column-width="2.279cm"/>
    </style:style>
    <style:style style:name="Table1.B" style:family="table-column">
      <style:table-column-properties style:column-width="2.281cm"/>
    </style:style>
    <style:style style:name="Table1.H" style:family="table-column">
      <style:table-column-properties style:column-width="2.268cm"/>
    </style:style>
    <style:style style:name="Table1.1" style:family="table-row">
      <style:table-row-properties style:keep-together="true" fo:keep-together="auto"/>
    </style:style>
    <style:style style:name="Table1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1.H1" style:family="table-cell">
      <style:table-cell-properties style:vertical-align="middle" fo:padding="0.097cm" fo:border="0.002cm solid #000000" style:writing-mode="lr-tb"/>
    </style:style>
    <style:style style:name="Table1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1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1.6" style:family="table-row">
      <style:table-row-properties style:min-row-height="0.45cm" style:keep-together="true" fo:keep-together="auto"/>
    </style:style>
    <style:style style:name="Table2" style:family="table">
      <style:table-properties style:width="18.226cm" table:align="left" style:writing-mode="lr-tb"/>
    </style:style>
    <style:style style:name="Table2.A" style:family="table-column">
      <style:table-column-properties style:column-width="2.279cm"/>
    </style:style>
    <style:style style:name="Table2.B" style:family="table-column">
      <style:table-column-properties style:column-width="2.281cm"/>
    </style:style>
    <style:style style:name="Table2.H" style:family="table-column">
      <style:table-column-properties style:column-width="2.268cm"/>
    </style:style>
    <style:style style:name="Table2.1" style:family="table-row">
      <style:table-row-properties style:keep-together="true" fo:keep-together="auto"/>
    </style:style>
    <style:style style:name="Table2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2.H1" style:family="table-cell">
      <style:table-cell-properties style:vertical-align="middle" fo:padding="0.097cm" fo:border="0.002cm solid #000000" style:writing-mode="lr-tb"/>
    </style:style>
    <style:style style:name="Table2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2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2.6" style:family="table-row">
      <style:table-row-properties style:min-row-height="0.45cm" style:keep-together="true" fo:keep-together="auto"/>
    </style:style>
    <style:style style:name="Table3" style:family="table">
      <style:table-properties style:width="18.226cm" table:align="left" style:writing-mode="lr-tb"/>
    </style:style>
    <style:style style:name="Table3.A" style:family="table-column">
      <style:table-column-properties style:column-width="2.279cm"/>
    </style:style>
    <style:style style:name="Table3.B" style:family="table-column">
      <style:table-column-properties style:column-width="2.281cm"/>
    </style:style>
    <style:style style:name="Table3.H" style:family="table-column">
      <style:table-column-properties style:column-width="2.268cm"/>
    </style:style>
    <style:style style:name="Table3.1" style:family="table-row">
      <style:table-row-properties style:keep-together="true" fo:keep-together="auto"/>
    </style:style>
    <style:style style:name="Table3.A1" style:family="table-cell">
      <style:table-cell-properties style:vertical-align="middle" fo:padding="0.097cm" fo:border-left="0.002cm solid #000000" fo:border-right="none" fo:border-top="0.002cm solid #000000" fo:border-bottom="0.002cm solid #000000" style:writing-mode="lr-tb"/>
    </style:style>
    <style:style style:name="Table3.H1" style:family="table-cell">
      <style:table-cell-properties style:vertical-align="middle" fo:padding="0.097cm" fo:border="0.002cm solid #000000" style:writing-mode="lr-tb"/>
    </style:style>
    <style:style style:name="Table3.A2" style:family="table-cell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A3" style:family="table-cell" style:data-style-name="N0">
      <style:table-cell-properties style:vertical-align="middle" fo:padding="0.097cm" fo:border-left="0.002cm solid #000000" fo:border-right="none" fo:border-top="none" fo:border-bottom="0.002cm solid #000000" style:writing-mode="lr-tb"/>
    </style:style>
    <style:style style:name="Table3.H3" style:family="table-cell">
      <style:table-cell-properties style:vertical-align="middle" fo:padding="0.097cm" fo:border-left="0.002cm solid #000000" fo:border-right="0.002cm solid #000000" fo:border-top="none" fo:border-bottom="0.002cm solid #000000" style:writing-mode="lr-tb"/>
    </style:style>
    <style:style style:name="Table3.6" style:family="table-row">
      <style:table-row-properties style:min-row-height="0.45cm" style:keep-together="true" fo:keep-together="auto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 style:snap-to-layout-grid="false"/>
    </style:style>
    <style:style style:name="P3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4" style:family="paragraph" style:parent-style-name="Standard">
      <style:paragraph-properties loext:contextual-spacing="false" fo:margin-top="0cm" fo:margin-bottom="0cm"/>
      <style:text-properties fo:font-size="12pt" style:font-size-asian="12pt" style:font-size-complex="12pt"/>
    </style:style>
    <style:style style:name="P5" style:family="paragraph" style:parent-style-name="Standard">
      <style:paragraph-properties loext:contextual-spacing="false" fo:margin-top="0cm" fo:margin-bottom="0cm"/>
      <style:text-properties fo:font-size="13pt" style:font-size-asian="13pt" style:font-size-complex="13pt"/>
    </style:style>
    <style:style style:name="P6" style:family="paragraph" style:parent-style-name="Standard">
      <style:paragraph-properties loext:contextual-spacing="false" fo:margin-top="0cm" fo:margin-bottom="0cm" fo:line-height="150%"/>
      <style:text-properties fo:font-size="13pt" style:font-size-asian="13pt" style:font-size-complex="13pt"/>
    </style:style>
    <style:style style:name="P7" style:family="paragraph" style:parent-style-name="Standard">
      <style:paragraph-properties loext:contextual-spacing="false" fo:margin-top="0cm" fo:margin-bottom="0cm" fo:line-height="150%">
        <style:tab-stops>
          <style:tab-stop style:position="6.001cm"/>
        </style:tab-stops>
      </style:paragraph-properties>
      <style:text-properties fo:font-size="13pt" style:font-size-asian="13pt" style:font-size-complex="13pt"/>
    </style:style>
    <style:style style:name="P8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9" style:family="paragraph" style:parent-style-name="Standard">
      <style:paragraph-properties fo:line-height="150%">
        <style:tab-stops>
          <style:tab-stop style:position="11.753cm"/>
        </style:tab-stops>
      </style:paragraph-properties>
    </style:style>
    <style:style style:name="P10" style:family="paragraph" style:parent-style-name="Standard">
      <style:text-properties fo:font-size="12pt" style:font-size-asian="12pt" style:font-size-complex="12pt"/>
    </style:style>
    <style:style style:name="P11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12" style:family="paragraph" style:parent-style-name="Standard">
      <style:paragraph-properties fo:line-height="150%"/>
      <style:text-properties fo:font-size="12pt" fo:font-weight="bold" style:font-size-asian="12pt" style:font-weight-asian="bold"/>
    </style:style>
    <style:style style:name="P13" style:family="paragraph" style:parent-style-name="Standard">
      <style:paragraph-properties fo:line-height="150%" fo:text-align="center" style:justify-single-word="false">
        <style:tab-stops>
          <style:tab-stop style:position="11.753cm"/>
        </style:tab-stops>
      </style:paragraph-properties>
      <style:text-properties fo:font-size="12pt" fo:font-weight="bold" style:font-size-asian="12pt" style:font-weight-asian="bold"/>
    </style:style>
    <style:style style:name="P14" style:family="paragraph" style:parent-style-name="Standard">
      <style:paragraph-properties loext:contextual-spacing="false" fo:margin-top="0.212cm" fo:margin-bottom="0cm"/>
      <style:text-properties fo:font-size="12pt" fo:font-weight="bold" style:font-size-asian="12pt" style:font-weight-asian="bold"/>
    </style:style>
    <style:style style:name="P15" style:family="paragraph" style:parent-style-name="Standard">
      <style:paragraph-properties fo:margin-left="2.501cm" fo:margin-right="0cm" fo:text-indent="0cm" style:auto-text-indent="false"/>
      <style:text-properties fo:font-size="12pt" fo:font-weight="bold" style:font-size-asian="12pt" style:font-weight-asian="bold"/>
    </style:style>
    <style:style style:name="P16" style:family="paragraph" style:parent-style-name="Standard">
      <style:paragraph-properties fo:margin-left="0cm" fo:margin-right="0cm" fo:line-height="150%" fo:text-indent="1.27cm" style:auto-text-indent="false"/>
    </style:style>
    <style:style style:name="P17" style:family="paragraph" style:parent-style-name="Основной">
      <style:paragraph-properties fo:margin-left="0cm" fo:margin-right="0cm" fo:text-indent="0cm" style:auto-text-indent="false"/>
    </style:style>
    <style:style style:name="P18" style:family="paragraph" style:parent-style-name="Основной">
      <style:paragraph-properties fo:margin-left="0cm" fo:margin-right="0cm" fo:text-align="center" style:justify-single-word="false" fo:text-indent="0cm" style:auto-text-indent="false"/>
      <style:text-properties fo:font-weight="bold" style:font-weight-asian="bold"/>
    </style:style>
    <style:style style:name="P19" style:family="paragraph" style:parent-style-name="Standard">
      <style:paragraph-properties loext:contextual-spacing="false" fo:margin-left="0.501cm" fo:margin-right="0cm" fo:margin-top="0.212cm" fo:margin-bottom="0cm" fo:line-height="150%" fo:text-indent="0cm" style:auto-text-indent="false">
        <style:tab-stops>
          <style:tab-stop style:position="1.251cm"/>
        </style:tab-stops>
      </style:paragraph-properties>
      <style:text-properties fo:font-size="12pt" fo:font-weight="bold" style:font-size-asian="12pt" style:font-weight-asian="bold"/>
    </style:style>
    <style:style style:name="P20" style:family="paragraph" style:parent-style-name="Standard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1" style:family="paragraph" style:parent-style-name="Standard" style:list-style-name="WW8Num2">
      <style:paragraph-properties fo:text-align="justify" style:justify-single-word="false">
        <style:tab-stops>
          <style:tab-stop style:position="2cm"/>
        </style:tab-stops>
      </style:paragraph-properties>
      <style:text-properties fo:font-size="12pt" style:font-size-asian="12pt"/>
    </style:style>
    <style:style style:name="P22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3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4" style:family="paragraph" style:parent-style-name="Standard" style:list-style-name="WW8Num2" style:master-page-name="">
      <style:paragraph-properties fo:margin-left="0.499cm" fo:margin-right="0cm" fo:text-align="justify" style:justify-single-word="false" fo:orphans="2" fo:widows="2" fo:hyphenation-ladder-count="no-limit" fo:text-indent="0cm" style:auto-text-indent="false" style:page-number="auto" style:writing-mode="lr-tb">
        <style:tab-stops>
          <style:tab-stop style:position="1.296cm"/>
        </style:tab-stops>
      </style:paragraph-properties>
      <style:text-properties style:use-window-font-color="true" style:font-name="Times New Roman" fo:font-size="12pt" fo:language="ru" fo:country="RU" fo:font-weight="bold" style:font-name-asian="Times New Roman" style:font-size-asian="12pt" style:language-asian="zh" style:country-asian="CN" style:font-weight-asian="bold" style:font-name-complex="Times New Roman" style:font-size-complex="10pt" style:language-complex="ar" style:country-complex="SA" fo:hyphenate="false" fo:hyphenation-remain-char-count="2" fo:hyphenation-push-char-count="2"/>
    </style:style>
    <style:style style:name="P25" style:family="paragraph" style:parent-style-name="Standard">
      <style:paragraph-properties fo:margin-left="1.886cm" fo:margin-right="0cm" fo:text-align="justify" style:justify-single-word="false" fo:text-indent="0cm" style:auto-text-indent="false">
        <style:tab-stops>
          <style:tab-stop style:position="2cm"/>
        </style:tab-stops>
      </style:paragraph-properties>
      <style:text-properties fo:font-size="12pt" style:font-size-asian="12pt"/>
    </style:style>
    <style:style style:name="P26" style:family="paragraph" style:parent-style-name="Standard">
      <style:paragraph-properties loext:contextual-spacing="false" fo:margin-left="0cm" fo:margin-right="0cm" fo:margin-top="0.212cm" fo:margin-bottom="0cm" fo:line-height="150%" fo:text-indent="1.27cm" style:auto-text-indent="false"/>
    </style:style>
    <style:style style:name="P27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8" style:family="paragraph" style:parent-style-name="Heading_20_5" style:master-page-name="">
      <style:paragraph-properties loext:contextual-spacing="false" fo:margin-left="1.3cm" fo:margin-right="0cm" fo:margin-top="0.212cm" fo:margin-bottom="0cm" fo:orphans="2" fo:widows="2" fo:hyphenation-ladder-count="no-limit" fo:text-indent="-1.3cm" style:auto-text-indent="false" style:page-number="auto" fo:keep-with-next="always" style:writing-mode="lr-tb"/>
      <style:text-properties fo:hyphenate="false" fo:hyphenation-remain-char-count="2" fo:hyphenation-push-char-count="2"/>
    </style:style>
    <style:style style:name="P29" style:family="paragraph" style:parent-style-name="Heading_20_5">
      <style:paragraph-properties loext:contextual-spacing="false" fo:margin-top="0cm" fo:margin-bottom="0cm"/>
    </style:style>
    <style:style style:name="P30" style:family="paragraph" style:parent-style-name="Heading_20_5">
      <style:paragraph-properties loext:contextual-spacing="false" fo:margin-top="0cm" fo:margin-bottom="0cm"/>
      <style:text-properties fo:font-size="13pt" fo:font-weight="normal" style:font-size-asian="13pt" style:font-weight-asian="normal" style:font-size-complex="13pt" style:font-weight-complex="normal"/>
    </style:style>
    <style:style style:name="P31" style:family="paragraph" style:parent-style-name="Основной" style:master-page-name="Standard">
      <style:paragraph-properties loext:contextual-spacing="false" fo:margin-left="0cm" fo:margin-right="0cm" fo:margin-top="1.693cm" fo:margin-bottom="0cm" fo:text-align="center" style:justify-single-word="false" fo:text-indent="0cm" style:auto-text-indent="false" style:page-number="auto"/>
      <style:text-properties fo:font-weight="bold" style:font-weight-asian="bold"/>
    </style:style>
    <style:style style:name="P32" style:family="paragraph" style:parent-style-name="Table_20_Contents">
      <style:paragraph-properties fo:text-align="center" style:justify-single-word="false" style:snap-to-layout-grid="false"/>
      <style:text-properties fo:language="en" fo:country="US"/>
    </style:style>
    <style:style style:name="P33" style:family="paragraph" style:parent-style-name="Table_20_Contents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 style:snap-to-layout-grid="false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1" style:font-name-asian="Times New Roman" style:font-name-complex="Times New Roman1"/>
    </style:style>
    <style:style style:name="P36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P37" style:family="paragraph" style:parent-style-name="Text_20_body">
      <style:paragraph-properties loext:contextual-spacing="false" fo:margin-top="0cm" fo:margin-bottom="0cm" fo:line-height="100%" fo:text-align="justify" style:justify-single-word="false"/>
      <style:text-properties fo:font-size="12pt" fo:font-weight="normal" style:font-size-asian="12pt" style:font-weight-asian="normal"/>
    </style:style>
    <style:style style:name="T1" style:family="text">
      <style:text-properties fo:font-weight="bold" style:font-weight-asian="bold"/>
    </style:style>
    <style:style style:name="T2" style:family="text">
      <style:text-properties fo:font-size="12pt" style:font-size-asian="12pt"/>
    </style:style>
    <style:style style:name="T3" style:family="text">
      <style:text-properties fo:font-size="12pt" fo:language="en" fo:country="US" style:font-size-asian="12pt"/>
    </style:style>
    <style:style style:name="T4" style:family="text">
      <style:text-properties fo:font-size="12pt" style:text-underline-style="solid" style:text-underline-width="auto" style:text-underline-color="font-color" style:font-size-asian="12pt"/>
    </style:style>
    <style:style style:name="T5" style:family="text">
      <style:text-properties fo:font-size="12pt" fo:background-color="transparent" style:font-size-asian="12pt" loext:char-shading-value="0"/>
    </style:style>
    <style:style style:name="T6" style:family="text">
      <style:text-properties fo:font-size="12pt" fo:background-color="transparent" style:font-size-asian="12pt" loext:char-shading-value="0"/>
    </style:style>
    <style:style style:name="T7" style:family="text">
      <style:text-properties fo:font-size="12pt" fo:background-color="transparent" style:font-size-asian="12pt" loext:char-shading-value="0"/>
    </style:style>
    <style:style style:name="T8" style:family="text">
      <style:text-properties fo:font-size="12pt" fo:language="ru" fo:country="RU" fo:font-weight="bold" style:font-size-asian="12pt" style:font-weight-asian="bold" style:font-size-complex="13pt"/>
    </style:style>
    <style:style style:name="T9" style:family="text">
      <style:text-properties fo:language="en" fo:country="US"/>
    </style:style>
    <style:style style:name="T10" style:family="text">
      <style:text-properties fo:language="en" fo:country="US" style:font-size-complex="13pt"/>
    </style:style>
    <style:style style:name="T11" style:family="text">
      <style:text-properties fo:language="en" fo:country="US" style:font-name-asian="Times New Roman" style:font-name-complex="Times New Roman"/>
    </style:style>
    <style:style style:name="T12" style:family="text">
      <style:text-properties fo:font-size="10pt" style:font-size-asian="10pt" style:font-size-complex="10pt"/>
    </style:style>
    <style:style style:name="T13" style:family="text">
      <style:text-properties style:font-name="Symbol" fo:font-size="12pt" style:text-underline-style="solid" style:text-underline-width="auto" style:text-underline-color="font-color" style:font-size-asian="12pt" style:font-name-complex="Symbol"/>
    </style:style>
    <style:style style:name="T14" style:family="text">
      <style:text-properties style:text-position="super 58%"/>
    </style:style>
    <style:style style:name="T15" style:family="text">
      <style:text-properties style:text-position="super 58%" fo:font-size="12pt" fo:background-color="transparent" style:font-size-asian="12pt" loext:char-shading-value="0"/>
    </style:style>
    <style:style style:name="T16" style:family="text">
      <style:text-properties style:text-position="super 58%" fo:language="en" fo:country="US"/>
    </style:style>
    <style:style style:name="T17" style:family="text">
      <style:text-properties style:text-position="super 58%" fo:language="en" fo:country="US" style:font-name-asian="Times New Roman" style:font-name-complex="Times New Roman"/>
    </style:style>
    <style:style style:name="T18" style:family="text">
      <style:text-properties style:text-position="super 58%" fo:language="ru" fo:country="RU" style:font-name-asian="Times New Roman" style:font-name-complex="Times New Roman"/>
    </style:style>
    <style:style style:name="T19" style:family="text">
      <style:text-properties style:text-position="0% 100%" fo:font-size="12pt" fo:language="en" fo:country="US" fo:background-color="transparent" style:font-size-asian="12pt" loext:char-shading-value="0"/>
    </style:style>
    <style:style style:name="T20" style:family="text">
      <style:text-properties style:text-position="0% 100%" fo:font-size="12pt" fo:language="en" fo:country="US" fo:background-color="transparent" style:font-size-asian="12pt" loext:char-shading-value="0"/>
    </style:style>
    <style:style style:name="T21" style:family="text">
      <style:text-properties style:text-position="0% 100%" fo:font-size="12pt" fo:language="ru" fo:country="RU" fo:background-color="transparent" style:font-size-asian="12pt" loext:char-shading-value="0"/>
    </style:style>
    <style:style style:name="T22" style:family="text">
      <style:text-properties style:text-position="0% 100%" fo:font-size="12pt" fo:language="ru" fo:country="RU" fo:background-color="transparent" style:font-size-asian="12pt" loext:char-shading-value="0"/>
    </style:style>
    <style:style style:name="T23" style:family="text">
      <style:text-properties style:text-position="0% 100%" fo:font-size="10pt" fo:language="en" fo:country="US" style:font-size-asian="10pt"/>
    </style:style>
    <style:style style:name="T24" style:family="text">
      <style:text-properties style:text-position="0% 100%" fo:font-size="10pt" fo:language="en" fo:country="US" style:font-name-asian="Times New Roman" style:font-size-asian="10pt" style:font-name-complex="Times New Roman"/>
    </style:style>
    <style:style style:name="T25" style:family="text">
      <style:text-properties style:text-position="0% 100%" fo:font-size="10pt" fo:language="ru" fo:country="RU" style:font-name-asian="Times New Roman" style:font-size-asian="10pt" style:font-name-complex="Times New Roman"/>
    </style:style>
    <style:style style:name="T26" style:family="text">
      <style:text-properties style:text-position="0% 100%" style:font-name="Times New Roman1" fo:font-size="10pt" fo:language="en" fo:country="US" style:font-name-asian="Times New Roman" style:font-size-asian="10pt" style:font-name-complex="Times New Roman1"/>
    </style:style>
    <style:style style:name="T27" style:family="text">
      <style:text-properties style:font-size-complex="13pt"/>
    </style:style>
    <style:style style:name="T28" style:family="text">
      <style:text-properties style:text-position="sub 58%" fo:language="en" fo:country="US"/>
    </style:style>
    <style:style style:name="T29" style:family="text">
      <style:text-properties style:text-position="sub 58%" fo:language="en" fo:country="US" style:font-name-asian="Times New Roman" style:font-name-complex="Times New Roman"/>
    </style:style>
    <style:style style:name="T30" style:family="text">
      <style:text-properties style:font-name-asian="Times New Roman" style:font-name-complex="Times New Roman"/>
    </style:style>
    <style:style style:name="T31" style:family="text">
      <style:text-properties style:font-name="Times New Roman1" style:font-name-asian="Times New Roman" style:font-name-complex="Times New Roman1"/>
    </style:style>
    <style:style style:name="T32" style:family="text">
      <style:text-properties fo:language="ru" fo:country="RU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1">ПРОТОКОЛ ПОВЕРКИ</text:p>
      <text:p text:style-name="P18"/>
      <text:p text:style-name="P13">Измерителя-сигнализатора СРК-АТ2327</text:p>
      <text:p text:style-name="P9"><text:span text:style-name="T2">Зав. № </text:span><text:span text:style-name="T3">422</text:span><text:span text:style-name="T2">.000</text:span></text:p>
      <text:p text:style-name="P14">принадлежащего _______________________</text:p>
      <text:p text:style-name="P15"/>
      <text:p text:style-name="P17"><text:span text:style-name="T1">Поверка проводилась</text:span> _________________________________________________________________</text:p>
      <text:p text:style-name="Contents_20_1"><text:tab/><text:span text:style-name="T12">поверочный орган</text:span></text:p>
      <text:p text:style-name="P12">Условия поверки:</text:p>
      <text:p text:style-name="P16"><text:span text:style-name="T2">температура </text:span><text:span text:style-name="T4"><text:s text:c="10"/>20 </text:span><text:span text:style-name="T13"></text:span><text:span text:style-name="T4">С;</text:span><text:span text:style-name="T2"> <text:tab/><text:tab/> <text:s/>влажность </text:span><text:span text:style-name="T4"><text:s text:c="10"/>75 %;</text:span></text:p>
      <text:p text:style-name="P16"><text:span text:style-name="T2">атмосферное давление <text:s/></text:span><text:span text:style-name="T4"><text:s/>100 кПа</text:span><text:span text:style-name="T2">;</text:span></text:p>
      <text:p text:style-name="P16"><text:span text:style-name="T2">внешний фон гамма-излучения <text:s/></text:span><text:span text:style-name="T4"><text:s text:c="2"/>0,10 мкЗв/ч</text:span><text:span text:style-name="T2">;</text:span></text:p>
      <text:h text:style-name="P27" text:outline-level="5"><text:span text:style-name="T2">1</text:span><text:span text:style-name="T3">.</text:span><text:span text:style-name="T2"><text:tab/></text:span>Средства поверки</text:h>
      <text:p text:style-name="P26"><text:span text:style-name="T5">Э</text:span><text:span text:style-name="T5">т</text:span><text:span text:style-name="T5">алонный </text:span><text:span text:style-name="T5">источник гамма-излучения типа ОСГИ </text:span><text:span text:style-name="T15">137</text:span><text:span text:style-name="T19">Cs </text:span><text:span text:style-name="T21">активностью </text:span><text:span text:style-name="T19">90</text:span><text:span text:style-name="T21">,</text:span><text:span text:style-name="T19">8</text:span><text:span text:style-name="T21"> </text:span><text:span text:style-name="T21">кБк зав. №</text:span><text:span text:style-name="T19">516</text:span></text:p>
      <text:p text:style-name="P25"/>
      <text:h text:style-name="P27" text:outline-level="5"><text:span text:style-name="T27">2</text:span><text:span text:style-name="T10">.</text:span><text:span text:style-name="T27"><text:tab/>Поверка </text:span><text:span text:style-name="T8">блоков детектирования</text:span></text:h>
      <text:p text:style-name="P19">а) <text:tab/>Внешний осмотр и опробование БД:</text:p>
      <text:list xml:id="list3018349248478101686" text:style-name="WW8Num2">
        <text:list-item>
          <text:p text:style-name="P21">документация ________________________________________________________________</text:p>
        </text:list-item>
        <text:list-item>
          <text:p text:style-name="P21">отсутствие механических повреждений <text:s/>__________________________________________</text:p>
        </text:list-item>
        <text:list-item>
          <text:p text:style-name="P21">наличие четких маркировочных надписей на БД и контрольном источнике ____________</text:p>
        </text:list-item>
        <text:list-item>
          <text:p text:style-name="P21">контроль работоспособности ___________________________________________________</text:p>
        </text:list-item>
      </text:list>
      <text:p text:style-name="P11"/>
      <text:p text:style-name="P11"/>
      <text:p text:style-name="P11"/>
      <text:p text:style-name="P11"/>
      <text:list xml:id="list35776062" text:continue-numbering="true" text:style-name="WW8Num2">
        <text:list-header>
          <text:p text:style-name="P22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/>
      <text:p text:style-name="P8">Блок детектирования БДКГ-11/1 зав.№ 422.003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B"/>
        <table:table-column table:style-name="Таблица1.A"/>
        <table:table-column table:style-name="Таблица1.H"/>
        <table:table-row table:style-name="Таблица1.1">
          <table:table-cell table:style-name="Таблица1.A1" table:number-columns-spanned="2" office:value-type="string">
            <text:p text:style-name="P1">Измеренное значение скорости счета фона,</text:p>
            <text:p text:style-name="P1">с<text:span text:style-name="T14">-1</text:span></text:p>
          </table:table-cell>
          <table:covered-table-cell/>
          <table:table-cell table:style-name="Таблица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4">-1</text:span></text:p>
          </table:table-cell>
          <table:covered-table-cell/>
          <table:table-cell table:style-name="Таблица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Таблица1.A1" table:number-rows-spanned="2" office:value-type="string">
            <text:p text:style-name="P1">Расчетное значение чувствитель-ности БД</text:p>
            <text:p text:style-name="P1"><text:span text:style-name="T9">S</text:span><text:span text:style-name="T28">p</text:span><text:span text:style-name="T23">, с</text:span><text:span text:style-name="T16">-1</text:span><text:span text:style-name="T26">·</text:span><text:span text:style-name="T25">кБк</text:span><text:span text:style-name="T18">-1</text:span></text:p>
          </table:table-cell>
          <table:table-cell table:style-name="Таблица1.A1" table:number-rows-spanned="2" office:value-type="string">
            <text:p text:style-name="P1">Абсолютная погрешность чувствитель-ности БД</text:p>
            <text:p text:style-name="P1"><text:span text:style-name="T31">Δ</text:span><text:span text:style-name="T30">=</text:span><text:span text:style-name="T11">60</text:span><text:span text:style-name="T30">,8-</text:span><text:span text:style-name="T11">S</text:span><text:span text:style-name="T29">p</text:span><text:span text:style-name="T24">,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  <table:table-cell table:style-name="Таблица1.H1" table:number-rows-spanned="2" office:value-type="string">
            <text:p text:style-name="P1">Условие соответствия по ТУ</text:p>
            <text:p text:style-name="P1"><text:span text:style-name="T31">Δ, не более</text:span><text:span text:style-name="T24">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</table:table-row>
        <table:table-row table:style-name="Таблица1.1"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table-cell table:style-name="Таблица1.A2" office:value-type="string">
            <text:p text:style-name="P2">Результаты измерения</text:p>
          </table:table-cell>
          <table:table-cell table:style-name="Таблица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70</text:p>
          </table:table-cell>
          <table:table-cell table:style-name="Таблица1.B3" table:number-rows-spanned="5" office:value-type="float" office:value="166">
            <text:p text:style-name="P32">166</text:p>
          </table:table-cell>
          <table:table-cell table:style-name="Таблица1.B3" office:value-type="float" office:value="5250">
            <text:p text:style-name="P32">5250</text:p>
          </table:table-cell>
          <table:table-cell table:style-name="Таблица1.B3" table:number-rows-spanned="5" office:value-type="float" office:value="5250">
            <text:p text:style-name="P32">5250</text:p>
          </table:table-cell>
          <table:table-cell table:style-name="Таблица1.B3" table:number-rows-spanned="5" office:value-type="float" office:value="90.8">
            <text:p text:style-name="P32">90,8</text:p>
          </table:table-cell>
          <table:table-cell table:style-name="Таблица1.B3" table:number-rows-spanned="5" office:value-type="float" office:value="55.99">
            <text:p text:style-name="P32">55,99</text:p>
          </table:table-cell>
          <table:table-cell table:style-name="Таблица1.B3" table:number-rows-spanned="5" office:value-type="float" office:value="4.8">
            <text:p text:style-name="P32">4,8</text:p>
          </table:table-cell>
          <table:table-cell table:style-name="Таблица1.H3" table:number-rows-spanned="5" office:value-type="string">
            <text:p text:style-name="P3">± 12,1</text:p>
          </table:table-cell>
        </table:table-row>
        <table:table-row table:style-name="Таблица1.1">
          <table:table-cell table:style-name="Таблица1.A2" office:value-type="string">
            <text:p text:style-name="P2">16<text:span text:style-name="T9">6</text:span></text:p>
          </table:table-cell>
          <table:covered-table-cell/>
          <table:table-cell table:style-name="Таблица1.B3" office:value-type="float" office:value="5256">
            <text:p text:style-name="P32">525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69</text:p>
          </table:table-cell>
          <table:covered-table-cell/>
          <table:table-cell table:style-name="Таблица1.B3" office:value-type="float" office:value="5248">
            <text:p text:style-name="P32">5248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6">
          <table:table-cell table:style-name="Таблица1.A2" office:value-type="string">
            <text:p text:style-name="P2">168</text:p>
          </table:table-cell>
          <table:covered-table-cell/>
          <table:table-cell table:style-name="Таблица1.B3" office:value-type="float" office:value="5246">
            <text:p text:style-name="P32">5246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Таблица1.1">
          <table:table-cell table:style-name="Таблица1.A2" office:value-type="string">
            <text:p text:style-name="P2">167</text:p>
          </table:table-cell>
          <table:covered-table-cell/>
          <table:table-cell table:style-name="Таблица1.B3" office:value-type="float" office:value="5250">
            <text:p text:style-name="P32">5250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list xml:id="list35761186" text:continue-numbering="true" text:style-name="WW8Num2">
        <text:list-header>
          <text:p text:style-name="P22"><text:soft-page-break/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/>
      <text:p text:style-name="P8">Блок детектирования БДКГ-11/1 зав.№ 422.004</text:p>
      <table:table table:name="Table1" table:style-name="Table1"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B"/>
        <table:table-column table:style-name="Table1.A"/>
        <table:table-column table:style-name="Table1.H"/>
        <table:table-row table:style-name="Table1.1">
          <table:table-cell table:style-name="Table1.A1" table:number-columns-spanned="2" office:value-type="string">
            <text:p text:style-name="P1">Измеренное значение скорости счета фона,</text:p>
            <text:p text:style-name="P1">с<text:span text:style-name="T14">-1</text:span></text:p>
          </table:table-cell>
          <table:covered-table-cell/>
          <table:table-cell table:style-name="Table1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4">-1</text:span></text:p>
          </table:table-cell>
          <table:covered-table-cell/>
          <table:table-cell table:style-name="Table1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1.A1" table:number-rows-spanned="2" office:value-type="string">
            <text:p text:style-name="P1">Расчетное значение чувствитель-ности БД</text:p>
            <text:p text:style-name="P1"><text:span text:style-name="T9">S</text:span><text:span text:style-name="T28">p</text:span><text:span text:style-name="T23">, с</text:span><text:span text:style-name="T16">-1</text:span><text:span text:style-name="T26">·</text:span><text:span text:style-name="T25">кБк</text:span><text:span text:style-name="T18">-1</text:span></text:p>
          </table:table-cell>
          <table:table-cell table:style-name="Table1.A1" table:number-rows-spanned="2" office:value-type="string">
            <text:p text:style-name="P1">Абсолютная погрешность чувствитель-ности БД</text:p>
            <text:p text:style-name="P1"><text:span text:style-name="T31">Δ</text:span><text:span text:style-name="T30">=</text:span><text:span text:style-name="T11">60</text:span><text:span text:style-name="T30">,8-</text:span><text:span text:style-name="T11">S</text:span><text:span text:style-name="T29">p</text:span><text:span text:style-name="T24">,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  <table:table-cell table:style-name="Table1.H1" table:number-rows-spanned="2" office:value-type="string">
            <text:p text:style-name="P1">Условие соответствия по ТУ</text:p>
            <text:p text:style-name="P1"><text:span text:style-name="T31">Δ, не более</text:span><text:span text:style-name="T24">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</table:table-row>
        <table:table-row table:style-name="Table1.1"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table-cell table:style-name="Table1.A2" office:value-type="string">
            <text:p text:style-name="P2">Результаты измерения</text:p>
          </table:table-cell>
          <table:table-cell table:style-name="Table1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6">
            <text:p text:style-name="P2">156</text:p>
          </table:table-cell>
          <table:table-cell table:style-name="Table1.A3" table:number-rows-spanned="5" office:value-type="float" office:value="157">
            <text:p text:style-name="P32">157</text:p>
          </table:table-cell>
          <table:table-cell table:style-name="Table1.A3" office:value-type="float" office:value="5050">
            <text:p text:style-name="P32">5050</text:p>
          </table:table-cell>
          <table:table-cell table:style-name="Table1.A3" table:number-rows-spanned="5" office:value-type="float" office:value="5080">
            <text:p text:style-name="P32">5080</text:p>
          </table:table-cell>
          <table:table-cell table:style-name="Table1.A3" table:number-rows-spanned="5" office:value-type="float" office:value="90.8">
            <text:p text:style-name="P32">90,8</text:p>
          </table:table-cell>
          <table:table-cell table:style-name="Table1.A3" table:number-rows-spanned="5" office:value-type="float" office:value="54.22">
            <text:p text:style-name="P32">54,22</text:p>
          </table:table-cell>
          <table:table-cell table:style-name="Table1.A3" table:number-rows-spanned="5" office:value-type="float" office:value="6.58">
            <text:p text:style-name="P32">6,58</text:p>
          </table:table-cell>
          <table:table-cell table:style-name="Table1.H3" table:number-rows-spanned="5" office:value-type="string">
            <text:p text:style-name="P3">± 12,1</text:p>
          </table:table-cell>
        </table:table-row>
        <table:table-row table:style-name="Table1.1">
          <table:table-cell table:style-name="Table1.A2" office:value-type="string">
            <text:p text:style-name="P2">1<text:span text:style-name="T32">58</text:span></text:p>
          </table:table-cell>
          <table:covered-table-cell/>
          <table:table-cell table:style-name="Table1.A3" office:value-type="float" office:value="5100">
            <text:p text:style-name="P32">510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6">
            <text:p text:style-name="P2">156</text:p>
          </table:table-cell>
          <table:covered-table-cell/>
          <table:table-cell table:style-name="Table1.A3" office:value-type="float" office:value="5085">
            <text:p text:style-name="P32">5085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3" office:value-type="float" office:value="157">
            <text:p text:style-name="P2">157</text:p>
          </table:table-cell>
          <table:covered-table-cell/>
          <table:table-cell table:style-name="Table1.A3" office:value-type="float" office:value="5071">
            <text:p text:style-name="P32">5071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3" office:value-type="float" office:value="158">
            <text:p text:style-name="P2">158</text:p>
          </table:table-cell>
          <table:covered-table-cell/>
          <table:table-cell table:style-name="Table1.A3" office:value-type="float" office:value="5094">
            <text:p text:style-name="P32">5094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35773161" text:continue-numbering="true" text:style-name="WW8Num2">
        <text:list-header>
          <text:p text:style-name="P22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/>
      <text:p text:style-name="P8">Блок детектирования БДКГ-11/1 зав.№ 422.010</text:p>
      <table:table table:name="Table2" table:style-name="Table2"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B"/>
        <table:table-column table:style-name="Table2.A"/>
        <table:table-column table:style-name="Table2.H"/>
        <table:table-row table:style-name="Table2.1">
          <table:table-cell table:style-name="Table2.A1" table:number-columns-spanned="2" office:value-type="string">
            <text:p text:style-name="P1">Измеренное значение скорости счета фона,</text:p>
            <text:p text:style-name="P1">с<text:span text:style-name="T14">-1</text:span></text:p>
          </table:table-cell>
          <table:covered-table-cell/>
          <table:table-cell table:style-name="Table2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4">-1</text:span></text:p>
          </table:table-cell>
          <table:covered-table-cell/>
          <table:table-cell table:style-name="Table2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2.A1" table:number-rows-spanned="2" office:value-type="string">
            <text:p text:style-name="P1">Расчетное значение чувствитель-ности БД</text:p>
            <text:p text:style-name="P1"><text:span text:style-name="T9">S</text:span><text:span text:style-name="T28">p</text:span><text:span text:style-name="T23">, с</text:span><text:span text:style-name="T16">-1</text:span><text:span text:style-name="T26">·</text:span><text:span text:style-name="T25">кБк</text:span><text:span text:style-name="T18">-1</text:span></text:p>
          </table:table-cell>
          <table:table-cell table:style-name="Table2.A1" table:number-rows-spanned="2" office:value-type="string">
            <text:p text:style-name="P1">Абсолютная погрешность чувствитель-ности БД</text:p>
            <text:p text:style-name="P1"><text:span text:style-name="T31">Δ</text:span><text:span text:style-name="T30">=</text:span><text:span text:style-name="T11">60</text:span><text:span text:style-name="T30">,8-</text:span><text:span text:style-name="T11">S</text:span><text:span text:style-name="T29">p</text:span><text:span text:style-name="T24">,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  <table:table-cell table:style-name="Table2.H1" table:number-rows-spanned="2" office:value-type="string">
            <text:p text:style-name="P1">Условие соответствия по ТУ</text:p>
            <text:p text:style-name="P1"><text:span text:style-name="T31">Δ, не более</text:span><text:span text:style-name="T24">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</table:table-row>
        <table:table-row table:style-name="Table2.1"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table-cell table:style-name="Table2.A2" office:value-type="string">
            <text:p text:style-name="P2">Результаты измерения</text:p>
          </table:table-cell>
          <table:table-cell table:style-name="Table2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0">
            <text:p text:style-name="P2">160</text:p>
          </table:table-cell>
          <table:table-cell table:style-name="Table2.A3" table:number-rows-spanned="5" office:value-type="float" office:value="162">
            <text:p text:style-name="P32">162</text:p>
          </table:table-cell>
          <table:table-cell table:style-name="Table2.A3" office:value-type="float" office:value="5142">
            <text:p text:style-name="P32">5142</text:p>
          </table:table-cell>
          <table:table-cell table:style-name="Table2.A3" table:number-rows-spanned="5" office:value-type="float" office:value="5150">
            <text:p text:style-name="P32">5150</text:p>
          </table:table-cell>
          <table:table-cell table:style-name="Table2.A3" table:number-rows-spanned="5" office:value-type="float" office:value="90.8">
            <text:p text:style-name="P32">90,8</text:p>
          </table:table-cell>
          <table:table-cell table:style-name="Table2.A3" table:number-rows-spanned="5" office:value-type="float" office:value="54.93">
            <text:p text:style-name="P32">54,93</text:p>
          </table:table-cell>
          <table:table-cell table:style-name="Table2.A3" table:number-rows-spanned="5" office:value-type="float" office:value="5.86">
            <text:p text:style-name="P32">5,86</text:p>
          </table:table-cell>
          <table:table-cell table:style-name="Table2.H3" table:number-rows-spanned="5" office:value-type="string">
            <text:p text:style-name="P3">± 12,1</text:p>
          </table:table-cell>
        </table:table-row>
        <table:table-row table:style-name="Table2.1">
          <table:table-cell table:style-name="Table2.A2" office:value-type="string">
            <text:p text:style-name="P2">1<text:span text:style-name="T32">58</text:span></text:p>
          </table:table-cell>
          <table:covered-table-cell/>
          <table:table-cell table:style-name="Table2.A3" office:value-type="float" office:value="5150">
            <text:p text:style-name="P32">515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4">
            <text:p text:style-name="P2">164</text:p>
          </table:table-cell>
          <table:covered-table-cell/>
          <table:table-cell table:style-name="Table2.A3" office:value-type="float" office:value="5180">
            <text:p text:style-name="P32">518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6">
          <table:table-cell table:style-name="Table2.A3" office:value-type="float" office:value="165">
            <text:p text:style-name="P2">165</text:p>
          </table:table-cell>
          <table:covered-table-cell/>
          <table:table-cell table:style-name="Table2.A3" office:value-type="float" office:value="5157">
            <text:p text:style-name="P32">515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2.1">
          <table:table-cell table:style-name="Table2.A3" office:value-type="float" office:value="163">
            <text:p text:style-name="P2">163</text:p>
          </table:table-cell>
          <table:covered-table-cell/>
          <table:table-cell table:style-name="Table2.A3" office:value-type="float" office:value="5121">
            <text:p text:style-name="P32">5121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list xml:id="list35749138" text:continue-numbering="true" text:style-name="WW8Num2">
        <text:list-header>
          <text:p text:style-name="P22">б)<text:tab/>Определение чувствительности прибора с БДКГ-11/1 в корпусе герметичного контейнера с защитным экраном</text:p>
        </text:list-header>
      </text:list>
      <text:p text:style-name="P8"/>
      <text:p text:style-name="P8">Блок детектирования БДКГ-11/1 зав.№ 422.011</text:p>
      <table:table table:name="Table3" table:style-name="Table3"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B"/>
        <table:table-column table:style-name="Table3.A"/>
        <table:table-column table:style-name="Table3.H"/>
        <table:table-row table:style-name="Table3.1">
          <table:table-cell table:style-name="Table3.A1" table:number-columns-spanned="2" office:value-type="string">
            <text:p text:style-name="P1">Измеренное значение скорости счета фона,</text:p>
            <text:p text:style-name="P1">с<text:span text:style-name="T14">-1</text:span></text:p>
          </table:table-cell>
          <table:covered-table-cell/>
          <table:table-cell table:style-name="Table3.A1" table:number-columns-spanned="2" office:value-type="string">
            <text:p text:style-name="P1">Измеренное значение скорости счета от эталонного источника,</text:p>
            <text:p text:style-name="P1">с<text:span text:style-name="T14">-1</text:span></text:p>
          </table:table-cell>
          <table:covered-table-cell/>
          <table:table-cell table:style-name="Table3.A1" table:number-rows-spanned="2" office:value-type="string">
            <text:p text:style-name="P1">Активность источника,</text:p>
            <text:p text:style-name="P1">кБк</text:p>
          </table:table-cell>
          <table:table-cell table:style-name="Table3.A1" table:number-rows-spanned="2" office:value-type="string">
            <text:p text:style-name="P1">Расчетное значение чувствитель-ности БД</text:p>
            <text:p text:style-name="P1"><text:span text:style-name="T9">S</text:span><text:span text:style-name="T28">p</text:span><text:span text:style-name="T23">, с</text:span><text:span text:style-name="T16">-1</text:span><text:span text:style-name="T26">·</text:span><text:span text:style-name="T25">кБк</text:span><text:span text:style-name="T18">-1</text:span></text:p>
          </table:table-cell>
          <table:table-cell table:style-name="Table3.A1" table:number-rows-spanned="2" office:value-type="string">
            <text:p text:style-name="P1">Абсолютная погрешность чувствитель-ности БД</text:p>
            <text:p text:style-name="P1"><text:span text:style-name="T31">Δ</text:span><text:span text:style-name="T30">=</text:span><text:span text:style-name="T11">60</text:span><text:span text:style-name="T30">,8-</text:span><text:span text:style-name="T11">S</text:span><text:span text:style-name="T29">p</text:span><text:span text:style-name="T24">,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  <table:table-cell table:style-name="Table3.H1" table:number-rows-spanned="2" office:value-type="string">
            <text:p text:style-name="P1">Условие соответствия по ТУ</text:p>
            <text:p text:style-name="P1"><text:span text:style-name="T31">Δ, не более</text:span><text:span text:style-name="T24"> </text:span></text:p>
            <text:p text:style-name="P1"><text:span text:style-name="T24">с</text:span><text:span text:style-name="T17">-1</text:span><text:span text:style-name="T26">·</text:span><text:span text:style-name="T25">кБк</text:span><text:span text:style-name="T18">-1</text:span></text:p>
          </table:table-cell>
        </table:table-row>
        <table:table-row table:style-name="Table3.1"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table-cell table:style-name="Table3.A2" office:value-type="string">
            <text:p text:style-name="P2">Результаты измерения</text:p>
          </table:table-cell>
          <table:table-cell table:style-name="Table3.A2" office:value-type="string">
            <text:p text:style-name="P2">Среднее значение</text:p>
          </table:table-cell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7">
            <text:p text:style-name="P2">157</text:p>
          </table:table-cell>
          <table:table-cell table:style-name="Table3.A3" table:number-rows-spanned="5" office:value-type="float" office:value="154">
            <text:p text:style-name="P32">154</text:p>
          </table:table-cell>
          <table:table-cell table:style-name="Table3.A3" office:value-type="float" office:value="5178">
            <text:p text:style-name="P32">5178</text:p>
          </table:table-cell>
          <table:table-cell table:style-name="Table3.A3" table:number-rows-spanned="5" office:value-type="float" office:value="5170">
            <text:p text:style-name="P32">5170</text:p>
          </table:table-cell>
          <table:table-cell table:style-name="Table3.A3" table:number-rows-spanned="5" office:value-type="float" office:value="90.8">
            <text:p text:style-name="P32">90,8</text:p>
          </table:table-cell>
          <table:table-cell table:style-name="Table3.A3" table:number-rows-spanned="5" office:value-type="float" office:value="55.24">
            <text:p text:style-name="P32">55,24</text:p>
          </table:table-cell>
          <table:table-cell table:style-name="Table3.A3" table:number-rows-spanned="5" office:value-type="float" office:value="5.55">
            <text:p text:style-name="P32">5,55</text:p>
          </table:table-cell>
          <table:table-cell table:style-name="Table3.H3" table:number-rows-spanned="5" office:value-type="string">
            <text:p text:style-name="P3">± 12,1</text:p>
          </table:table-cell>
        </table:table-row>
        <table:table-row table:style-name="Table3.1">
          <table:table-cell table:style-name="Table3.A2" office:value-type="string">
            <text:p text:style-name="P2">1<text:span text:style-name="T32">58</text:span></text:p>
          </table:table-cell>
          <table:covered-table-cell/>
          <table:table-cell table:style-name="Table3.A3" office:value-type="float" office:value="5160">
            <text:p text:style-name="P32">516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2">
            <text:p text:style-name="P2">152</text:p>
          </table:table-cell>
          <table:covered-table-cell/>
          <table:table-cell table:style-name="Table3.A3" office:value-type="float" office:value="5180">
            <text:p text:style-name="P32">5180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6">
          <table:table-cell table:style-name="Table3.A3" office:value-type="float" office:value="151">
            <text:p text:style-name="P2">151</text:p>
          </table:table-cell>
          <table:covered-table-cell/>
          <table:table-cell table:style-name="Table3.A3" office:value-type="float" office:value="5157">
            <text:p text:style-name="P32">5157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3.1">
          <table:table-cell table:style-name="Table3.A3" office:value-type="float" office:value="152">
            <text:p text:style-name="P2">152</text:p>
          </table:table-cell>
          <table:covered-table-cell/>
          <table:table-cell table:style-name="Table3.A3" office:value-type="float" office:value="5175">
            <text:p text:style-name="P32">5175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ext:p text:style-name="P8"/>
      <text:p text:style-name="P8"/>
      <text:p text:style-name="P8"/>
      <text:h text:style-name="P29" text:outline-level="5"><text:soft-page-break/>3<text:span text:style-name="T9">.</text:span><text:tab/>Выводы</text:h>
      <text:p text:style-name="P10">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_</text:p>
      <text:p text:style-name="P4"/>
      <text:h text:style-name="P30" text:outline-level="5">Свидетельство<text:tab/><text:tab/><text:tab/><text:tab/>№___________________от____________________</text:h>
      <text:p text:style-name="P4">(заключение о непригодности)</text:p>
      <text:p text:style-name="P5"/>
      <text:p text:style-name="P6">Поверку провел _____________<text:tab/><text:tab/>(_________________)</text:p>
      <text:p text:style-name="P7"><text:tab/><text:tab/><text:tab/>«___»_____________20__ 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Mangal1" svg:font-family="Mangal"/>
    <style:font-face style:name="OpenSymbol" svg:font-family="OpenSymbol, 'Arial Unicode MS'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Liberation Serif" svg:font-family="'Liberation Serif'" style:font-family-generic="roman" style:font-pitch="variable"/>
    <style:font-face style:name="Mangal2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1" svg:font-family="'Lucida Sans Unicode'" style:font-family-generic="swiss" style:font-pitch="variable"/>
    <style:font-face style:name="Tahoma" svg:font-family="Tahoma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0pt" fo:language="ru" fo:country="RU" style:font-name-asian="Times New Roman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Lucida Sans Unicode1" style:font-size-asian="14pt" style:font-name-complex="Mangal2" style:font-size-complex="14pt"/>
    </style:style>
    <style:style style:name="Text_20_body" style:display-name="Text body" style:family="paragraph" style:parent-style-name="Standard" style:class="text">
      <style:paragraph-properties fo:line-height="150%"/>
      <style:text-properties fo:font-size="13pt" fo:font-weight="bold" style:font-size-asian="13pt" style:font-weight-asian="bold"/>
    </style:style>
    <style:style style:name="List" style:family="paragraph" style:parent-style-name="Text_20_body" style:class="list">
      <style:text-properties style:font-name="Arial" style:font-name-complex="Mangal2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/>
      <style:text-properties fo:font-size="12pt" fo:font-weight="bold" style:font-size-asian="12pt" style:font-weight-asian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line-height="150%" fo:text-align="center" style:justify-single-word="false" fo:keep-with-next="always"/>
      <style:text-properties fo:font-size="13pt" style:font-size-asian="13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Heading_20_6" style:display-name="Heading 6" style:family="paragraph" style:parent-style-name="Standard" style:next-style-name="Standard" style:default-outline-level="6" style:class="text">
      <style:paragraph-properties fo:keep-with-next="always"/>
      <style:text-properties fo:font-size="12pt" style:font-size-asian="12pt"/>
    </style:style>
    <style:style style:name="Название_20_объекта" style:display-name="Название объекта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3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2" style:display-name="Название объекта2" style:family="paragraph" style:parent-style-name="Standard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Указатель2" style:family="paragraph" style:parent-style-name="Standard">
      <style:paragraph-properties text:number-lines="false" text:line-number="0"/>
      <style:text-properties style:font-name-complex="Mangal2"/>
    </style:style>
    <style:style style:name="Название_20_объекта1" style:display-name="Название объекта1" style:family="paragraph" style:parent-style-name="Standard">
      <style:paragraph-properties loext:contextual-spacing="false" fo:margin-top="0.212cm" fo:margin-bottom="0.212cm" text:number-lines="false" text:line-number="0"/>
      <style:text-properties style:font-name="Arial" fo:font-size="10pt" fo:font-style="italic" style:font-size-asian="10pt" style:font-style-asian="italic" style:font-name-complex="Mangal2" style:font-size-complex="12pt" style:font-style-complex="italic"/>
    </style:style>
    <style:style style:name="Указатель1" style:family="paragraph" style:parent-style-name="Standard">
      <style:paragraph-properties text:number-lines="false" text:line-number="0"/>
      <style:text-properties style:font-name="Arial" style:font-name-complex="Mangal2"/>
    </style:style>
    <style:style style:name="Основной" style:family="paragraph" style:parent-style-name="Standard">
      <style:paragraph-properties fo:margin-left="0cm" fo:margin-right="0cm" fo:text-align="justify" style:justify-single-word="false" fo:text-indent="1.27cm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0.199cm" fo:text-align="center" style:justify-single-word="false" fo:text-indent="0cm" style:auto-text-indent="false">
        <style:tab-stops>
          <style:tab-stop style:position="1.501cm"/>
          <style:tab-stop style:position="16.701cm" style:type="right" style:leader-style="dotted" style:leader-text="."/>
        </style:tab-stops>
      </style:paragraph-properties>
      <style:text-properties fo:font-size="12pt" fo:language="ru" fo:country="RU" style:font-size-asian="12pt" style:language-asian="ru" style:country-asian="RU"/>
    </style:style>
    <style:style style:name="Основной_20_текст_20_31" style:display-name="Основной текст 31" style:family="paragraph" style:parent-style-name="Standard">
      <style:text-properties fo:font-size="12pt" fo:font-weight="bold" style:font-size-asian="12pt" style:font-weight-asian="bold"/>
    </style:style>
    <style:style style:name="Основной_20_текст_20_21" style:display-name="Основной текст 21" style:family="paragraph" style:parent-style-name="Standard">
      <style:paragraph-properties fo:text-align="center" style:justify-single-word="false"/>
      <style:text-properties fo:font-size="12pt" style:font-size-asian="12pt"/>
    </style:style>
    <style:style style:name="Схема_20_документа1" style:display-name="Схема документа1" style:family="paragraph" style:parent-style-name="Standard">
      <style:text-properties style:font-name="Tahoma" style:font-name-complex="Tahoma"/>
    </style:style>
    <style:style style:name="Текст_20_выноски" style:display-name="Текст выноски" style:family="paragraph" style:parent-style-name="Standard">
      <style:text-properties style:font-name="Tahoma" fo:font-size="8pt" style:font-size-asian="8pt" style:font-name-complex="Tahoma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loext:contextual-spacing="false" fo:margin-top="0.106cm" fo:margin-bottom="0.212cm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OpenSymbol" fo:font-size="12pt" style:font-size-asian="12pt" style:font-name-complex="OpenSymbol"/>
    </style:style>
    <style:style style:name="WW8Num3z0" style:family="text">
      <style:text-properties style:font-name="OpenSymbol" style:font-name-complex="OpenSymbol"/>
    </style:style>
    <style:style style:name="Основной_20_шрифт_20_абзаца" style:display-name="Основной шрифт абзаца" style:family="text"/>
    <style:style style:name="Основной_20_шрифт_20_абзаца3" style:display-name="Основной шрифт абзаца3" style:family="text"/>
    <style:style style:name="Основной_20_шрифт_20_абзаца2" style:display-name="Основной шрифт абзаца2" style:family="text"/>
    <style:style style:name="Absatz-Standardschriftart" style:family="text"/>
    <style:style style:name="Основной_20_шрифт_20_абзаца1" style:display-name="Основной шрифт абзаца1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-">
        <style:list-level-properties text:list-level-position-and-space-mode="label-alignment">
          <style:list-level-label-alignment text:label-followed-by="listtab" text:list-tab-stop-position="1.886cm" fo:text-indent="-0.635cm" fo:margin-left="1.886cm"/>
        </style:list-level-properties>
        <style:text-properties style:font-name="Open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.75cm" fo:margin-bottom="1cm" fo:margin-left="2cm" fo:margin-right="0.78cm" style:writing-mode="lr-tb" style:layout-grid-color="#c0c0c0" style:layout-grid-lines="42" style:layout-grid-base-height="0.635cm" style:layout-grid-ruby-height="0cm" style:layout-grid-mode="none" style:layout-grid-ruby-below="false" style:layout-grid-print="false" style:layout-grid-display="false" style:layout-grid-base-width="0.353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dc:title>Протокол поверки</dc:title>
    <dc:subject>СРК Зав.№40.000 "Эксперт центр"</dc:subject>
    <dc:description>Форма для оформления протоколов, 3 листа</dc:description>
    <meta:initial-creator>Васильев</meta:initial-creator>
    <meta:creation-date>2014-10-29T19:18:00</meta:creation-date>
    <dc:date>2018-04-25T15:56:30.25</dc:date>
    <meta:print-date>2013-12-26T13:43:00</meta:print-date>
    <meta:editing-cycles>21</meta:editing-cycles>
    <meta:editing-duration>PT1H52M</meta:editing-duration>
    <meta:generator>OpenOffice/4.1.4$Win32 OpenOffice.org_project/414m5$Build-9788</meta:generator>
    <dc:creator>Vadim Serikov</dc:creator>
    <meta:document-statistic meta:table-count="4" meta:image-count="0" meta:object-count="0" meta:page-count="3" meta:paragraph-count="168" meta:word-count="417" meta:character-count="3643"/>
    <meta:user-defined meta:name="MTWinEqns" meta:value-type="boolean">true</meta:user-defined>
  </office:meta>
</office:document-meta>
</file>